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list-style-name="WWNum1">
      <style:text-properties officeooo:rsid="00011b26" officeooo:paragraph-rsid="00011b26"/>
    </style:style>
    <style:style style:name="P2" style:family="paragraph" style:parent-style-name="Text_20_body">
      <style:text-properties officeooo:rsid="00011b26" officeooo:paragraph-rsid="00011b26"/>
    </style:style>
    <style:style style:name="T1" style:family="text">
      <style:text-properties officeooo:rsid="0002908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1">
        <text:list-item>
          <text:h text:style-name="P1" text:outline-level="1">Preface</text:h>
        </text:list-item>
      </text:list>
      <text:p text:style-name="P2">Our friends Jim and Katie Wangelin came down to Florida to claim a few national parks that were missing from their lifetime lists. We were happy to host them after all the times they’ve invited us to their timeshares in Long Beach, WA and Depoe Bay, OR. </text:p>
      <text:p text:style-name="P2">Donna organized the trip for us all, including three boat trips, a tram tour, and an VRBO central located to all our adventures, <text:span text:style-name="T1">March 5-11, 2023.</text:spa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WWNum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Songti SC" style:font-family-asian="'Songti SC'" style:font-family-generic-asian="system" style:font-pitch-asian="variable" style:font-size-asian="13pt" style:font-name-complex="Mangal" style:font-family-complex="Mangal" style:font-family-generic-complex="system" style:font-pitch-complex="variable" style:font-size-complex="11.5pt"/>
    </style:style>
    <style:style style:name="caption" style:family="paragraph" style:parent-style-name="Standard">
      <style:paragraph-properties fo:margin-top="0.0835in" fo:margin-bottom="0.0835in" style:contextual-spacing="false" text:number-lines="false" text:line-number="0"/>
      <style:text-properties fo:font-style="italic" style:font-style-asian="italic" style:font-style-complex="italic"/>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Songti SC" style:font-family-asian="'Songti SC'" style:font-family-generic-asian="system" style:font-pitch-asian="variable" style:font-size-asian="13pt" style:font-name-complex="Mangal" style:font-family-complex="Mangal" style:font-family-generic-complex="system" style:font-pitch-complex="variable" style:font-size-complex="11.5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7</meta:editing-cycles>
    <meta:creation-date>2023-03-12T15:04:00</meta:creation-date>
    <dc:date>2023-03-12T19:10:09.157381119</dc:date>
    <dc:language>en-US</dc:language>
    <meta:editing-duration>PT21M</meta:editing-duration>
    <meta:generator>LibreOffice/7.5.0.3$MacOSX_X86_64 LibreOffice_project/c21113d003cd3efa8c53188764377a8272d9d6de</meta:generator>
    <meta:document-statistic meta:table-count="0" meta:image-count="0" meta:object-count="0" meta:page-count="1" meta:paragraph-count="3" meta:word-count="74" meta:character-count="407" meta:non-whitespace-character-count="335"/>
    <meta:user-defined meta:name="AppVersion">16.0000</meta:user-defined>
    <meta:template xlink:type="simple" xlink:actuate="onRequest" xlink:title="Normal.dotm" xlink:href=""/>
  </office:meta>
</office:document-meta>
</file>